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6.46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36.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" table:style-name="ta1">
        <table:shapes>
          <draw:frame draw:z-index="0" draw:style-name="gr1" draw:text-style-name="P1" svg:width="453.51pt" svg:height="255.09pt" svg:x="76.54pt" svg:y="341.66pt">
            <draw:object draw:notify-on-update-of-ranges="INSERT.I24:INSERT.I24 INSERT.K24:INSERT.K24 INSERT.O24:INSERT.O24 INSERT.Q24:INSERT.Q24 INSERT.S24:INSERT.S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db_siz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eal_flash_reads</text:p>
          </table:table-cell>
          <table:table-cell office:value-type="string" calcext:value-type="string">
            <text:p>simu_flash_reads</text:p>
          </table:table-cell>
          <table:table-cell office:value-type="string" calcext:value-type="string">
            <text:p>real_flash_writes</text:p>
          </table:table-cell>
          <table:table-cell office:value-type="string" calcext:value-type="string">
            <text:p>simu_flash_writes</text:p>
          </table:table-cell>
          <table:table-cell office:value-type="string" calcext:value-type="string">
            <text:p>real_jffs2rp</text:p>
          </table:table-cell>
          <table:table-cell office:value-type="string" calcext:value-type="string">
            <text:p>simu_jffs2rp</text:p>
          </table:table-cell>
          <table:table-cell office:value-type="string" calcext:value-type="string">
            <text:p>real_jffs2wb</text:p>
          </table:table-cell>
          <table:table-cell office:value-type="string" calcext:value-type="string">
            <text:p>simu_jffs2wb</text:p>
          </table:table-cell>
          <table:table-cell office:value-type="string" calcext:value-type="string">
            <text:p>real_jffs2we</text:p>
          </table:table-cell>
          <table:table-cell office:value-type="string" calcext:value-type="string">
            <text:p>simu_jffs2we</text:p>
          </table:table-cell>
          <table:table-cell office:value-type="string" calcext:value-type="string">
            <text:p>real_vfsr</text:p>
          </table:table-cell>
          <table:table-cell office:value-type="string" calcext:value-type="string">
            <text:p>simu_vfsr</text:p>
          </table:table-cell>
          <table:table-cell office:value-type="string" calcext:value-type="string">
            <text:p>real_vfsw</text:p>
          </table:table-cell>
          <table:table-cell office:value-type="string" calcext:value-type="string">
            <text:p>simu_vfsw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435" calcext:value-type="float">
            <text:p>435</text:p>
          </table:table-cell>
          <table:table-cell office:value-type="float" office:value="305.173" calcext:value-type="float">
            <text:p>305.173</text:p>
          </table:table-cell>
          <table:table-cell office:value-type="float" office:value="545.111111111" calcext:value-type="float">
            <text:p>545.111111111</text:p>
          </table:table-cell>
          <table:table-cell office:value-type="float" office:value="6.824877" calcext:value-type="float">
            <text:p>6.824877</text:p>
          </table:table-cell>
          <table:table-cell office:value-type="float" office:value="5.7" calcext:value-type="float">
            <text:p>5.7</text:p>
          </table:table-cell>
          <table:table-cell office:value-type="float" office:value="158.330878" calcext:value-type="float">
            <text:p>158.330878</text:p>
          </table:table-cell>
          <table:table-cell office:value-type="float" office:value="142.227272727" calcext:value-type="float">
            <text:p>142.227272727</text:p>
          </table:table-cell>
          <table:table-cell office:value-type="float" office:value="94.399015" calcext:value-type="float">
            <text:p>94.399015</text:p>
          </table:table-cell>
          <table:table-cell office:value-type="float" office:value="0.266516718447" calcext:value-type="float">
            <text:p>0.2665167184</text:p>
          </table:table-cell>
          <table:table-cell office:value-type="float" office:value="307.154545" calcext:value-type="float">
            <text:p>307.154545</text:p>
          </table:table-cell>
          <table:table-cell office:value-type="float" office:value="267.927272727" calcext:value-type="float">
            <text:p>267.9272727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433" calcext:value-type="float">
            <text:p>433</text:p>
          </table:table-cell>
          <table:table-cell office:value-type="float" office:value="305.168" calcext:value-type="float">
            <text:p>305.168</text:p>
          </table:table-cell>
          <table:table-cell office:value-type="float" office:value="545.111111111" calcext:value-type="float">
            <text:p>545.111111111</text:p>
          </table:table-cell>
          <table:table-cell office:value-type="float" office:value="6.242263" calcext:value-type="float">
            <text:p>6.242263</text:p>
          </table:table-cell>
          <table:table-cell office:value-type="float" office:value="5.7" calcext:value-type="float">
            <text:p>5.7</text:p>
          </table:table-cell>
          <table:table-cell office:value-type="float" office:value="159.3853" calcext:value-type="float">
            <text:p>159.3853</text:p>
          </table:table-cell>
          <table:table-cell office:value-type="float" office:value="144.845909091" calcext:value-type="float">
            <text:p>144.845909091</text:p>
          </table:table-cell>
          <table:table-cell office:value-type="float" office:value="94.55665" calcext:value-type="float">
            <text:p>94.55665</text:p>
          </table:table-cell>
          <table:table-cell office:value-type="float" office:value="0.266516718447" calcext:value-type="float">
            <text:p>0.2665167184</text:p>
          </table:table-cell>
          <table:table-cell office:value-type="float" office:value="305.207273" calcext:value-type="float">
            <text:p>305.207273</text:p>
          </table:table-cell>
          <table:table-cell office:value-type="float" office:value="270.545909091" calcext:value-type="float">
            <text:p>270.54590909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435" calcext:value-type="float">
            <text:p>435</text:p>
          </table:table-cell>
          <table:table-cell office:value-type="float" office:value="305.179" calcext:value-type="float">
            <text:p>305.179</text:p>
          </table:table-cell>
          <table:table-cell office:value-type="float" office:value="545.111111111" calcext:value-type="float">
            <text:p>545.111111111</text:p>
          </table:table-cell>
          <table:table-cell office:value-type="float" office:value="6.935827" calcext:value-type="float">
            <text:p>6.935827</text:p>
          </table:table-cell>
          <table:table-cell office:value-type="float" office:value="5.7" calcext:value-type="float">
            <text:p>5.7</text:p>
          </table:table-cell>
          <table:table-cell office:value-type="float" office:value="157.720122" calcext:value-type="float">
            <text:p>157.720122</text:p>
          </table:table-cell>
          <table:table-cell office:value-type="float" office:value="145.968181818" calcext:value-type="float">
            <text:p>145.968181818</text:p>
          </table:table-cell>
          <table:table-cell office:value-type="float" office:value="94.280788" calcext:value-type="float">
            <text:p>94.280788</text:p>
          </table:table-cell>
          <table:table-cell office:value-type="float" office:value="0.266516718447" calcext:value-type="float">
            <text:p>0.2665167184</text:p>
          </table:table-cell>
          <table:table-cell office:value-type="float" office:value="323.796364" calcext:value-type="float">
            <text:p>323.796364</text:p>
          </table:table-cell>
          <table:table-cell office:value-type="float" office:value="271.668181818" calcext:value-type="float">
            <text:p>271.66818181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426" calcext:value-type="float">
            <text:p>426</text:p>
          </table:table-cell>
          <table:table-cell office:value-type="float" office:value="305.174" calcext:value-type="float">
            <text:p>305.174</text:p>
          </table:table-cell>
          <table:table-cell office:value-type="float" office:value="545.111111111" calcext:value-type="float">
            <text:p>545.111111111</text:p>
          </table:table-cell>
          <table:table-cell office:value-type="float" office:value="6.436439" calcext:value-type="float">
            <text:p>6.436439</text:p>
          </table:table-cell>
          <table:table-cell office:value-type="float" office:value="5.7" calcext:value-type="float">
            <text:p>5.7</text:p>
          </table:table-cell>
          <table:table-cell office:value-type="float" office:value="157.665134" calcext:value-type="float">
            <text:p>157.665134</text:p>
          </table:table-cell>
          <table:table-cell office:value-type="float" office:value="141.853181818" calcext:value-type="float">
            <text:p>141.853181818</text:p>
          </table:table-cell>
          <table:table-cell office:value-type="float" office:value="94.423645" calcext:value-type="float">
            <text:p>94.423645</text:p>
          </table:table-cell>
          <table:table-cell office:value-type="float" office:value="0.266516718447" calcext:value-type="float">
            <text:p>0.2665167184</text:p>
          </table:table-cell>
          <table:table-cell office:value-type="float" office:value="309.457273" calcext:value-type="float">
            <text:p>309.457273</text:p>
          </table:table-cell>
          <table:table-cell office:value-type="float" office:value="267.553181818" calcext:value-type="float">
            <text:p>267.55318181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office:value-type="float" office:value="427" calcext:value-type="float">
            <text:p>427</text:p>
          </table:table-cell>
          <table:table-cell office:value-type="float" office:value="335.672" calcext:value-type="float">
            <text:p>335.672</text:p>
          </table:table-cell>
          <table:table-cell office:value-type="float" office:value="545.111111111" calcext:value-type="float">
            <text:p>545.111111111</text:p>
          </table:table-cell>
          <table:table-cell office:value-type="float" office:value="7.296495" calcext:value-type="float">
            <text:p>7.296495</text:p>
          </table:table-cell>
          <table:table-cell office:value-type="float" office:value="5.7" calcext:value-type="float">
            <text:p>5.7</text:p>
          </table:table-cell>
          <table:table-cell office:value-type="float" office:value="155.861581" calcext:value-type="float">
            <text:p>155.861581</text:p>
          </table:table-cell>
          <table:table-cell office:value-type="float" office:value="141.479090909" calcext:value-type="float">
            <text:p>141.479090909</text:p>
          </table:table-cell>
          <table:table-cell office:value-type="float" office:value="93.596059" calcext:value-type="float">
            <text:p>93.596059</text:p>
          </table:table-cell>
          <table:table-cell office:value-type="float" office:value="0.266516718447" calcext:value-type="float">
            <text:p>0.2665167184</text:p>
          </table:table-cell>
          <table:table-cell office:value-type="float" office:value="303.8" calcext:value-type="float">
            <text:p>303.8</text:p>
          </table:table-cell>
          <table:table-cell office:value-type="float" office:value="267.179090909" calcext:value-type="float">
            <text:p>267.179090909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 office:value-type="float" office:value="2267" calcext:value-type="float">
            <text:p>2267</text:p>
          </table:table-cell>
          <table:table-cell office:value-type="float" office:value="305.182" calcext:value-type="float">
            <text:p>305.182</text:p>
          </table:table-cell>
          <table:table-cell office:value-type="float" office:value="453.395256917" calcext:value-type="float">
            <text:p>453.395256917</text:p>
          </table:table-cell>
          <table:table-cell office:value-type="float" office:value="14.12009" calcext:value-type="float">
            <text:p>14.12009</text:p>
          </table:table-cell>
          <table:table-cell office:value-type="float" office:value="12.7" calcext:value-type="float">
            <text:p>12.7</text:p>
          </table:table-cell>
          <table:table-cell office:value-type="float" office:value="1281.707924" calcext:value-type="float">
            <text:p>1281.707924</text:p>
          </table:table-cell>
          <table:table-cell office:value-type="float" office:value="1275.4252073" calcext:value-type="float">
            <text:p>1275.4252073</text:p>
          </table:table-cell>
          <table:table-cell office:value-type="float" office:value="95.359606" calcext:value-type="float">
            <text:p>95.359606</text:p>
          </table:table-cell>
          <table:table-cell office:value-type="float" office:value="3.28703106796" calcext:value-type="float">
            <text:p>3.287031068</text:p>
          </table:table-cell>
          <table:table-cell office:value-type="float" office:value="1450.357546" calcext:value-type="float">
            <text:p>1450.357546</text:p>
          </table:table-cell>
          <table:table-cell office:value-type="float" office:value="1388.1252073" calcext:value-type="float">
            <text:p>1388.1252073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office:value-type="float" office:value="2256" calcext:value-type="float">
            <text:p>2256</text:p>
          </table:table-cell>
          <table:table-cell office:value-type="float" office:value="305.17" calcext:value-type="float">
            <text:p>305.17</text:p>
          </table:table-cell>
          <table:table-cell office:value-type="float" office:value="445.438735178" calcext:value-type="float">
            <text:p>445.438735178</text:p>
          </table:table-cell>
          <table:table-cell office:value-type="float" office:value="12.844693" calcext:value-type="float">
            <text:p>12.844693</text:p>
          </table:table-cell>
          <table:table-cell office:value-type="float" office:value="12.7" calcext:value-type="float">
            <text:p>12.7</text:p>
          </table:table-cell>
          <table:table-cell office:value-type="float" office:value="1278.811699" calcext:value-type="float">
            <text:p>1278.811699</text:p>
          </table:table-cell>
          <table:table-cell office:value-type="float" office:value="1279.11028192" calcext:value-type="float">
            <text:p>1279.11028192</text:p>
          </table:table-cell>
          <table:table-cell office:value-type="float" office:value="94.241379" calcext:value-type="float">
            <text:p>94.241379</text:p>
          </table:table-cell>
          <table:table-cell office:value-type="float" office:value="3.28703106796" calcext:value-type="float">
            <text:p>3.287031068</text:p>
          </table:table-cell>
          <table:table-cell office:value-type="float" office:value="1451.619237" calcext:value-type="float">
            <text:p>1451.619237</text:p>
          </table:table-cell>
          <table:table-cell office:value-type="float" office:value="1391.81028192" calcext:value-type="float">
            <text:p>1391.81028192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 office:value-type="float" office:value="2251" calcext:value-type="float">
            <text:p>2251</text:p>
          </table:table-cell>
          <table:table-cell office:value-type="float" office:value="335.69" calcext:value-type="float">
            <text:p>335.69</text:p>
          </table:table-cell>
          <table:table-cell office:value-type="float" office:value="439.290513834" calcext:value-type="float">
            <text:p>439.290513834</text:p>
          </table:table-cell>
          <table:table-cell office:value-type="float" office:value="12.753612" calcext:value-type="float">
            <text:p>12.753612</text:p>
          </table:table-cell>
          <table:table-cell office:value-type="float" office:value="12.7" calcext:value-type="float">
            <text:p>12.7</text:p>
          </table:table-cell>
          <table:table-cell office:value-type="float" office:value="1280.140094" calcext:value-type="float">
            <text:p>1280.140094</text:p>
          </table:table-cell>
          <table:table-cell office:value-type="float" office:value="1279.51973466" calcext:value-type="float">
            <text:p>1279.51973466</text:p>
          </table:table-cell>
          <table:table-cell office:value-type="float" office:value="94.536946" calcext:value-type="float">
            <text:p>94.536946</text:p>
          </table:table-cell>
          <table:table-cell office:value-type="float" office:value="3.28703106796" calcext:value-type="float">
            <text:p>3.287031068</text:p>
          </table:table-cell>
          <table:table-cell office:value-type="float" office:value="1450.631841" calcext:value-type="float">
            <text:p>1450.631841</text:p>
          </table:table-cell>
          <table:table-cell office:value-type="float" office:value="1392.21973466" calcext:value-type="float">
            <text:p>1392.21973466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office:value-type="float" office:value="2141" calcext:value-type="float">
            <text:p>2141</text:p>
          </table:table-cell>
          <table:table-cell office:value-type="float" office:value="2255" calcext:value-type="float">
            <text:p>2255</text:p>
          </table:table-cell>
          <table:table-cell office:value-type="float" office:value="305.184" calcext:value-type="float">
            <text:p>305.184</text:p>
          </table:table-cell>
          <table:table-cell office:value-type="float" office:value="443.630434783" calcext:value-type="float">
            <text:p>443.630434783</text:p>
          </table:table-cell>
          <table:table-cell office:value-type="float" office:value="12.672647" calcext:value-type="float">
            <text:p>12.672647</text:p>
          </table:table-cell>
          <table:table-cell office:value-type="float" office:value="12.7" calcext:value-type="float">
            <text:p>12.7</text:p>
          </table:table-cell>
          <table:table-cell office:value-type="float" office:value="1277.769146" calcext:value-type="float">
            <text:p>1277.769146</text:p>
          </table:table-cell>
          <table:table-cell office:value-type="float" office:value="1278.56434494" calcext:value-type="float">
            <text:p>1278.56434494</text:p>
          </table:table-cell>
          <table:table-cell office:value-type="float" office:value="94.118227" calcext:value-type="float">
            <text:p>94.118227</text:p>
          </table:table-cell>
          <table:table-cell office:value-type="float" office:value="3.28703106796" calcext:value-type="float">
            <text:p>3.287031068</text:p>
          </table:table-cell>
          <table:table-cell office:value-type="float" office:value="1446.860033" calcext:value-type="float">
            <text:p>1446.860033</text:p>
          </table:table-cell>
          <table:table-cell office:value-type="float" office:value="1391.26434494" calcext:value-type="float">
            <text:p>1391.26434494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 office:value-type="float" office:value="2249" calcext:value-type="float">
            <text:p>2249</text:p>
          </table:table-cell>
          <table:table-cell office:value-type="float" office:value="305.18" calcext:value-type="float">
            <text:p>305.18</text:p>
          </table:table-cell>
          <table:table-cell office:value-type="float" office:value="436.035573123" calcext:value-type="float">
            <text:p>436.035573123</text:p>
          </table:table-cell>
          <table:table-cell office:value-type="float" office:value="13.441933" calcext:value-type="float">
            <text:p>13.441933</text:p>
          </table:table-cell>
          <table:table-cell office:value-type="float" office:value="12.7" calcext:value-type="float">
            <text:p>12.7</text:p>
          </table:table-cell>
          <table:table-cell office:value-type="float" office:value="1280.200702" calcext:value-type="float">
            <text:p>1280.200702</text:p>
          </table:table-cell>
          <table:table-cell office:value-type="float" office:value="1279.38325041" calcext:value-type="float">
            <text:p>1279.38325041</text:p>
          </table:table-cell>
          <table:table-cell office:value-type="float" office:value="95.167488" calcext:value-type="float">
            <text:p>95.167488</text:p>
          </table:table-cell>
          <table:table-cell office:value-type="float" office:value="3.28703106796" calcext:value-type="float">
            <text:p>3.287031068</text:p>
          </table:table-cell>
          <table:table-cell office:value-type="float" office:value="1452.773466" calcext:value-type="float">
            <text:p>1452.773466</text:p>
          </table:table-cell>
          <table:table-cell office:value-type="float" office:value="1392.08325041" calcext:value-type="float">
            <text:p>1392.08325041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RROR:</text:p>
          </table:table-cell>
          <table:table-cell/>
          <table:table-cell table:formula="of:=(ABS([.C2]-[.D2])*100)/[.C2]" office:value-type="float" office:value="100" calcext:value-type="float">
            <text:p>100</text:p>
          </table:table-cell>
          <table:table-cell/>
          <table:table-cell table:formula="of:=(ABS([.E2]-[.F2])*100)/[.E2]" office:value-type="float" office:value="2.83687943262411" calcext:value-type="float">
            <text:p>2.8368794326</text:p>
          </table:table-cell>
          <table:table-cell/>
          <table:table-cell table:formula="of:=(ABS([.G2]-[.H2])*100)/[.G2]" office:value-type="float" office:value="78.6236367932288" calcext:value-type="float">
            <text:p>78.6236367932</text:p>
          </table:table-cell>
          <table:table-cell/>
          <table:table-cell table:formula="of:=(ABS([.I2]-[.J2])*100)/[.I2]" office:value-type="float" office:value="16.4820113241601" calcext:value-type="float">
            <text:p>16.4820113242</text:p>
          </table:table-cell>
          <table:table-cell/>
          <table:table-cell table:formula="of:=(ABS([.K2]-[.L2])*100)/[.K2]" office:value-type="float" office:value="10.1708557903658" calcext:value-type="float">
            <text:p>10.1708557904</text:p>
          </table:table-cell>
          <table:table-cell/>
          <table:table-cell table:formula="of:=(ABS([.M2]-[.N2])*100)/[.M2]" office:value-type="float" office:value="99.7176700218249" calcext:value-type="float">
            <text:p>99.7176700218</text:p>
          </table:table-cell>
          <table:table-cell/>
          <table:table-cell table:formula="of:=(ABS([.O2]-[.P2])*100)/[.O2]" office:value-type="float" office:value="12.7711840542682" calcext:value-type="float">
            <text:p>12.77118405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3]-[.D3])*100)/[.C3]" office:value-type="float" office:value="100" calcext:value-type="float">
            <text:p>100</text:p>
          </table:table-cell>
          <table:table-cell/>
          <table:table-cell table:formula="of:=(ABS([.E3]-[.F3])*100)/[.E3]" office:value-type="float" office:value="35.7566765578635" calcext:value-type="float">
            <text:p>35.7566765579</text:p>
          </table:table-cell>
          <table:table-cell/>
          <table:table-cell table:formula="of:=(ABS([.G3]-[.H3])*100)/[.G3]" office:value-type="float" office:value="78.6265634375164" calcext:value-type="float">
            <text:p>78.6265634375</text:p>
          </table:table-cell>
          <table:table-cell/>
          <table:table-cell table:formula="of:=(ABS([.I3]-[.J3])*100)/[.I3]" office:value-type="float" office:value="8.68696176370653" calcext:value-type="float">
            <text:p>8.6869617637</text:p>
          </table:table-cell>
          <table:table-cell/>
          <table:table-cell table:formula="of:=(ABS([.K3]-[.L3])*100)/[.K3]" office:value-type="float" office:value="9.12216553785072" calcext:value-type="float">
            <text:p>9.1221655379</text:p>
          </table:table-cell>
          <table:table-cell/>
          <table:table-cell table:formula="of:=(ABS([.M3]-[.N3])*100)/[.M3]" office:value-type="float" office:value="99.7181406929634" calcext:value-type="float">
            <text:p>99.718140693</text:p>
          </table:table-cell>
          <table:table-cell/>
          <table:table-cell table:formula="of:=(ABS([.O3]-[.P3])*100)/[.O3]" office:value-type="float" office:value="11.3566638069598" calcext:value-type="float">
            <text:p>11.3566638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4]-[.D4])*100)/[.C4]" office:value-type="float" office:value="100" calcext:value-type="float">
            <text:p>100</text:p>
          </table:table-cell>
          <table:table-cell/>
          <table:table-cell table:formula="of:=(ABS([.E4]-[.F4])*100)/[.E4]" office:value-type="float" office:value="43.579766536965" calcext:value-type="float">
            <text:p>43.579766537</text:p>
          </table:table-cell>
          <table:table-cell/>
          <table:table-cell table:formula="of:=(ABS([.G4]-[.H4])*100)/[.G4]" office:value-type="float" office:value="78.6201249466707" calcext:value-type="float">
            <text:p>78.6201249467</text:p>
          </table:table-cell>
          <table:table-cell/>
          <table:table-cell table:formula="of:=(ABS([.I4]-[.J4])*100)/[.I4]" office:value-type="float" office:value="17.8180193940823" calcext:value-type="float">
            <text:p>17.8180193941</text:p>
          </table:table-cell>
          <table:table-cell/>
          <table:table-cell table:formula="of:=(ABS([.K4]-[.L4])*100)/[.K4]" office:value-type="float" office:value="7.45113561476956" calcext:value-type="float">
            <text:p>7.4511356148</text:p>
          </table:table-cell>
          <table:table-cell/>
          <table:table-cell table:formula="of:=(ABS([.M4]-[.N4])*100)/[.M4]" office:value-type="float" office:value="99.7173159833507" calcext:value-type="float">
            <text:p>99.7173159834</text:p>
          </table:table-cell>
          <table:table-cell/>
          <table:table-cell table:formula="of:=(ABS([.O4]-[.P4])*100)/[.O4]" office:value-type="float" office:value="16.0990634786745" calcext:value-type="float">
            <text:p>16.099063478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5]-[.D5])*100)/[.C5]" office:value-type="float" office:value="100" calcext:value-type="float">
            <text:p>100</text:p>
          </table:table-cell>
          <table:table-cell/>
          <table:table-cell table:formula="of:=(ABS([.E5]-[.F5])*100)/[.E5]" office:value-type="float" office:value="46.0759493670886" calcext:value-type="float">
            <text:p>46.0759493671</text:p>
          </table:table-cell>
          <table:table-cell/>
          <table:table-cell table:formula="of:=(ABS([.G5]-[.H5])*100)/[.G5]" office:value-type="float" office:value="78.6230514758794" calcext:value-type="float">
            <text:p>78.6230514759</text:p>
          </table:table-cell>
          <table:table-cell/>
          <table:table-cell table:formula="of:=(ABS([.I5]-[.J5])*100)/[.I5]" office:value-type="float" office:value="11.4417148985643" calcext:value-type="float">
            <text:p>11.4417148986</text:p>
          </table:table-cell>
          <table:table-cell/>
          <table:table-cell table:formula="of:=(ABS([.K5]-[.L5])*100)/[.K5]" office:value-type="float" office:value="10.0288198036225" calcext:value-type="float">
            <text:p>10.0288198036</text:p>
          </table:table-cell>
          <table:table-cell/>
          <table:table-cell table:formula="of:=(ABS([.M5]-[.N5])*100)/[.M5]" office:value-type="float" office:value="99.7177436663804" calcext:value-type="float">
            <text:p>99.7177436664</text:p>
          </table:table-cell>
          <table:table-cell/>
          <table:table-cell table:formula="of:=(ABS([.O5]-[.P5])*100)/[.O5]" office:value-type="float" office:value="13.5411557064939" calcext:value-type="float">
            <text:p>13.54115570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6]-[.D6])*100)/[.C6]" office:value-type="float" office:value="100" calcext:value-type="float">
            <text:p>100</text:p>
          </table:table-cell>
          <table:table-cell/>
          <table:table-cell table:formula="of:=(ABS([.E6]-[.F6])*100)/[.E6]" office:value-type="float" office:value="44.8320413436693" calcext:value-type="float">
            <text:p>44.8320413437</text:p>
          </table:table-cell>
          <table:table-cell/>
          <table:table-cell table:formula="of:=(ABS([.G6]-[.H6])*100)/[.G6]" office:value-type="float" office:value="62.3939771893396" calcext:value-type="float">
            <text:p>62.3939771893</text:p>
          </table:table-cell>
          <table:table-cell/>
          <table:table-cell table:formula="of:=(ABS([.I6]-[.J6])*100)/[.I6]" office:value-type="float" office:value="21.880300061879" calcext:value-type="float">
            <text:p>21.8803000619</text:p>
          </table:table-cell>
          <table:table-cell/>
          <table:table-cell table:formula="of:=(ABS([.K6]-[.L6])*100)/[.K6]" office:value-type="float" office:value="9.22773270919149" calcext:value-type="float">
            <text:p>9.2277327092</text:p>
          </table:table-cell>
          <table:table-cell/>
          <table:table-cell table:formula="of:=(ABS([.M6]-[.N6])*100)/[.M6]" office:value-type="float" office:value="99.7152479267882" calcext:value-type="float">
            <text:p>99.7152479268</text:p>
          </table:table-cell>
          <table:table-cell/>
          <table:table-cell table:formula="of:=(ABS([.O6]-[.P6])*100)/[.O6]" office:value-type="float" office:value="12.0542821234365" calcext:value-type="float">
            <text:p>12.05428212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7]-[.D7])*100)/[.C7]" office:value-type="float" office:value="100" calcext:value-type="float">
            <text:p>100</text:p>
          </table:table-cell>
          <table:table-cell/>
          <table:table-cell table:formula="of:=(ABS([.E7]-[.F7])*100)/[.E7]" office:value-type="float" office:value="5.29493729679517" calcext:value-type="float">
            <text:p>5.2949372968</text:p>
          </table:table-cell>
          <table:table-cell/>
          <table:table-cell table:formula="of:=(ABS([.G7]-[.H7])*100)/[.G7]" office:value-type="float" office:value="48.5655303776107" calcext:value-type="float">
            <text:p>48.5655303776</text:p>
          </table:table-cell>
          <table:table-cell/>
          <table:table-cell table:formula="of:=(ABS([.I7]-[.J7])*100)/[.I7]" office:value-type="float" office:value="10.0572305134032" calcext:value-type="float">
            <text:p>10.0572305134</text:p>
          </table:table-cell>
          <table:table-cell/>
          <table:table-cell table:formula="of:=(ABS([.K7]-[.L7])*100)/[.K7]" office:value-type="float" office:value="0.490183183107171" calcext:value-type="float">
            <text:p>0.4901831831</text:p>
          </table:table-cell>
          <table:table-cell/>
          <table:table-cell table:formula="of:=(ABS([.M7]-[.N7])*100)/[.M7]" office:value-type="float" office:value="96.5530152589347" calcext:value-type="float">
            <text:p>96.5530152589</text:p>
          </table:table-cell>
          <table:table-cell/>
          <table:table-cell table:formula="of:=(ABS([.O7]-[.P7])*100)/[.O7]" office:value-type="float" office:value="4.29082738057474" calcext:value-type="float">
            <text:p>4.29082738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8]-[.D8])*100)/[.C8]" office:value-type="float" office:value="100" calcext:value-type="float">
            <text:p>100</text:p>
          </table:table-cell>
          <table:table-cell/>
          <table:table-cell table:formula="of:=(ABS([.E8]-[.F8])*100)/[.E8]" office:value-type="float" office:value="5.96524189760451" calcext:value-type="float">
            <text:p>5.9652418976</text:p>
          </table:table-cell>
          <table:table-cell/>
          <table:table-cell table:formula="of:=(ABS([.G8]-[.H8])*100)/[.G8]" office:value-type="float" office:value="45.9641298876036" calcext:value-type="float">
            <text:p>45.9641298876</text:p>
          </table:table-cell>
          <table:table-cell/>
          <table:table-cell table:formula="of:=(ABS([.I8]-[.J8])*100)/[.I8]" office:value-type="float" office:value="1.12648079638805" calcext:value-type="float">
            <text:p>1.1264807964</text:p>
          </table:table-cell>
          <table:table-cell/>
          <table:table-cell table:formula="of:=(ABS([.K8]-[.L8])*100)/[.K8]" office:value-type="float" office:value="0.0233484664109211" calcext:value-type="float">
            <text:p>0.0233484664</text:p>
          </table:table-cell>
          <table:table-cell/>
          <table:table-cell table:formula="of:=(ABS([.M8]-[.N8])*100)/[.M8]" office:value-type="float" office:value="96.5121148450512" calcext:value-type="float">
            <text:p>96.5121148451</text:p>
          </table:table-cell>
          <table:table-cell/>
          <table:table-cell table:formula="of:=(ABS([.O8]-[.P8])*100)/[.O8]" office:value-type="float" office:value="4.12015448373395" calcext:value-type="float">
            <text:p>4.12015448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9]-[.D9])*100)/[.C9]" office:value-type="float" office:value="100" calcext:value-type="float">
            <text:p>100</text:p>
          </table:table-cell>
          <table:table-cell/>
          <table:table-cell table:formula="of:=(ABS([.E9]-[.F9])*100)/[.E9]" office:value-type="float" office:value="4.30954587581094" calcext:value-type="float">
            <text:p>4.3095458758</text:p>
          </table:table-cell>
          <table:table-cell/>
          <table:table-cell table:formula="of:=(ABS([.G9]-[.H9])*100)/[.G9]" office:value-type="float" office:value="30.8619600923471" calcext:value-type="float">
            <text:p>30.8619600923</text:p>
          </table:table-cell>
          <table:table-cell/>
          <table:table-cell table:formula="of:=(ABS([.I9]-[.J9])*100)/[.I9]" office:value-type="float" office:value="0.420367186958495" calcext:value-type="float">
            <text:p>0.420367187</text:p>
          </table:table-cell>
          <table:table-cell/>
          <table:table-cell table:formula="of:=(ABS([.K9]-[.L9])*100)/[.K9]" office:value-type="float" office:value="0.0484602695367223" calcext:value-type="float">
            <text:p>0.0484602695</text:p>
          </table:table-cell>
          <table:table-cell/>
          <table:table-cell table:formula="of:=(ABS([.M9]-[.N9])*100)/[.M9]" office:value-type="float" office:value="96.523019616098" calcext:value-type="float">
            <text:p>96.5230196161</text:p>
          </table:table-cell>
          <table:table-cell/>
          <table:table-cell table:formula="of:=(ABS([.O9]-[.P9])*100)/[.O9]" office:value-type="float" office:value="4.02666649725082" calcext:value-type="float">
            <text:p>4.02666649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10]-[.D10])*100)/[.C10]" office:value-type="float" office:value="100" calcext:value-type="float">
            <text:p>100</text:p>
          </table:table-cell>
          <table:table-cell/>
          <table:table-cell table:formula="of:=(ABS([.E10]-[.F10])*100)/[.E10]" office:value-type="float" office:value="5.32461466604391" calcext:value-type="float">
            <text:p>5.324614666</text:p>
          </table:table-cell>
          <table:table-cell/>
          <table:table-cell table:formula="of:=(ABS([.G10]-[.H10])*100)/[.G10]" office:value-type="float" office:value="45.3649060183365" calcext:value-type="float">
            <text:p>45.3649060183</text:p>
          </table:table-cell>
          <table:table-cell/>
          <table:table-cell table:formula="of:=(ABS([.I10]-[.J10])*100)/[.I10]" office:value-type="float" office:value="0.215842830625675" calcext:value-type="float">
            <text:p>0.2158428306</text:p>
          </table:table-cell>
          <table:table-cell/>
          <table:table-cell table:formula="of:=(ABS([.K10]-[.L10])*100)/[.K10]" office:value-type="float" office:value="0.0622333809271572" calcext:value-type="float">
            <text:p>0.0622333809</text:p>
          </table:table-cell>
          <table:table-cell/>
          <table:table-cell table:formula="of:=(ABS([.M10]-[.N10])*100)/[.M10]" office:value-type="float" office:value="96.5075510103266" calcext:value-type="float">
            <text:p>96.5075510103</text:p>
          </table:table-cell>
          <table:table-cell/>
          <table:table-cell table:formula="of:=(ABS([.O10]-[.P10])*100)/[.O10]" office:value-type="float" office:value="3.84250630966181" calcext:value-type="float">
            <text:p>3.84250630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ABS([.C11]-[.D11])*100)/[.C11]" office:value-type="float" office:value="100" calcext:value-type="float">
            <text:p>100</text:p>
          </table:table-cell>
          <table:table-cell/>
          <table:table-cell table:formula="of:=(ABS([.E11]-[.F11])*100)/[.E11]" office:value-type="float" office:value="4.45889456572225" calcext:value-type="float">
            <text:p>4.4588945657</text:p>
          </table:table-cell>
          <table:table-cell/>
          <table:table-cell table:formula="of:=(ABS([.G11]-[.H11])*100)/[.G11]" office:value-type="float" office:value="42.8781614532407" calcext:value-type="float">
            <text:p>42.8781614532</text:p>
          </table:table-cell>
          <table:table-cell/>
          <table:table-cell table:formula="of:=(ABS([.I11]-[.J11])*100)/[.I11]" office:value-type="float" office:value="5.51954097673304" calcext:value-type="float">
            <text:p>5.5195409767</text:p>
          </table:table-cell>
          <table:table-cell/>
          <table:table-cell table:formula="of:=(ABS([.K11]-[.L11])*100)/[.K11]" office:value-type="float" office:value="0.0638533933564441" calcext:value-type="float">
            <text:p>0.0638533934</text:p>
          </table:table-cell>
          <table:table-cell/>
          <table:table-cell table:formula="of:=(ABS([.M11]-[.N11])*100)/[.M11]" office:value-type="float" office:value="96.5460567079799" calcext:value-type="float">
            <text:p>96.546056708</text:p>
          </table:table-cell>
          <table:table-cell/>
          <table:table-cell table:formula="of:=(ABS([.O11]-[.P11])*100)/[.O11]" office:value-type="float" office:value="4.17754157894292" calcext:value-type="float">
            <text:p>4.1775415789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ean error (4096):</text:p>
          </table:table-cell>
          <table:table-cell/>
          <table:table-cell table:formula="of:=AVERAGE([.C18:.C22])" office:value-type="float" office:value="100" calcext:value-type="float">
            <text:p>100</text:p>
          </table:table-cell>
          <table:table-cell/>
          <table:table-cell table:formula="of:=AVERAGE([.E18:.E22])" office:value-type="float" office:value="5.07064686039535" calcext:value-type="float">
            <text:p>5.0706468604</text:p>
          </table:table-cell>
          <table:table-cell/>
          <table:table-cell table:formula="of:=AVERAGE([.G18:.G22])" office:value-type="float" office:value="42.7269375658277" calcext:value-type="float">
            <text:p>42.7269375658</text:p>
          </table:table-cell>
          <table:table-cell/>
          <table:table-cell table:formula="of:=AVERAGE([.I18:.I22])" office:value-type="float" office:value="3.4678924608217" calcext:value-type="float">
            <text:p>3.4678924608</text:p>
          </table:table-cell>
          <table:table-cell/>
          <table:table-cell table:formula="of:=AVERAGE([.K18:.K22])" office:value-type="float" office:value="0.137615738667683" calcext:value-type="float">
            <text:p>0.1376157387</text:p>
          </table:table-cell>
          <table:table-cell/>
          <table:table-cell table:formula="of:=AVERAGE([.M18:.M22])" office:value-type="float" office:value="96.5283514876781" calcext:value-type="float">
            <text:p>96.5283514877</text:p>
          </table:table-cell>
          <table:table-cell/>
          <table:table-cell table:formula="of:=AVERAGE([.O18:.O22])" office:value-type="float" office:value="4.09153925003285" calcext:value-type="float">
            <text:p>4.09153925</text:p>
          </table:table-cell>
          <table:table-cell/>
          <table:table-cell office:value-type="float" office:value="0.382176033117667" calcext:value-type="float">
            <text:p>0.3821760331</text:p>
          </table:table-cell>
          <table:table-cell/>
          <table:table-cell office:value-type="float" office:value="4.19421704004779" calcext:value-type="float">
            <text:p>4.19421704</text:p>
          </table:table-cell>
        </table:table-row>
      </table:table>
      <table:table table:name="SELECT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#db_siz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eal_flash_reads</text:p>
          </table:table-cell>
          <table:table-cell office:value-type="string" calcext:value-type="string">
            <text:p>simu_flash_reads</text:p>
          </table:table-cell>
          <table:table-cell office:value-type="string" calcext:value-type="string">
            <text:p>real_flash_writes</text:p>
          </table:table-cell>
          <table:table-cell office:value-type="string" calcext:value-type="string">
            <text:p>simu_flash_writes</text:p>
          </table:table-cell>
          <table:table-cell office:value-type="string" calcext:value-type="string">
            <text:p>real_jffs2rp</text:p>
          </table:table-cell>
          <table:table-cell office:value-type="string" calcext:value-type="string">
            <text:p>simu_jffs2rp</text:p>
          </table:table-cell>
          <table:table-cell office:value-type="string" calcext:value-type="string">
            <text:p>real_jffs2wb</text:p>
          </table:table-cell>
          <table:table-cell office:value-type="string" calcext:value-type="string">
            <text:p>simu_jffs2wb</text:p>
          </table:table-cell>
          <table:table-cell office:value-type="string" calcext:value-type="string">
            <text:p>real_jffs2we</text:p>
          </table:table-cell>
          <table:table-cell office:value-type="string" calcext:value-type="string">
            <text:p>simu_jffs2we</text:p>
          </table:table-cell>
          <table:table-cell office:value-type="string" calcext:value-type="string">
            <text:p>real_vfsr</text:p>
          </table:table-cell>
          <table:table-cell office:value-type="string" calcext:value-type="string">
            <text:p>simu_vfsr</text:p>
          </table:table-cell>
          <table:table-cell office:value-type="string" calcext:value-type="string">
            <text:p>real_vfsw</text:p>
          </table:table-cell>
          <table:table-cell office:value-type="string" calcext:value-type="string">
            <text:p>simu_vfsw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18.793559" calcext:value-type="float">
            <text:p>518.793559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145.594090909" calcext:value-type="float">
            <text:p>145.594090909</text:p>
          </table:table-cell>
          <table:table-cell office:value-type="float" office:value="153.513158" calcext:value-type="float">
            <text:p>153.513158</text:p>
          </table:table-cell>
          <table:table-cell office:value-type="float" office:value="55.4956171053" calcext:value-type="float">
            <text:p>55.4956171053</text:p>
          </table:table-cell>
          <table:table-cell/>
          <table:table-cell office:value-type="float" office:value="271.294090909" calcext:value-type="float">
            <text:p>271.2940909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25.075912" calcext:value-type="float">
            <text:p>525.075912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145.594090909" calcext:value-type="float">
            <text:p>145.594090909</text:p>
          </table:table-cell>
          <table:table-cell office:value-type="float" office:value="153.190789" calcext:value-type="float">
            <text:p>153.190789</text:p>
          </table:table-cell>
          <table:table-cell office:value-type="float" office:value="55.4956171053" calcext:value-type="float">
            <text:p>55.4956171053</text:p>
          </table:table-cell>
          <table:table-cell/>
          <table:table-cell office:value-type="float" office:value="271.294090909" calcext:value-type="float">
            <text:p>271.2940909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20.584088" calcext:value-type="float">
            <text:p>520.584088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145.594090909" calcext:value-type="float">
            <text:p>145.594090909</text:p>
          </table:table-cell>
          <table:table-cell office:value-type="float" office:value="152.993421" calcext:value-type="float">
            <text:p>152.993421</text:p>
          </table:table-cell>
          <table:table-cell office:value-type="float" office:value="55.4956171053" calcext:value-type="float">
            <text:p>55.4956171053</text:p>
          </table:table-cell>
          <table:table-cell/>
          <table:table-cell office:value-type="float" office:value="271.294090909" calcext:value-type="float">
            <text:p>271.2940909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29.566265" calcext:value-type="float">
            <text:p>529.566265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145.594090909" calcext:value-type="float">
            <text:p>145.594090909</text:p>
          </table:table-cell>
          <table:table-cell office:value-type="float" office:value="153.572368" calcext:value-type="float">
            <text:p>153.572368</text:p>
          </table:table-cell>
          <table:table-cell office:value-type="float" office:value="55.4956171053" calcext:value-type="float">
            <text:p>55.4956171053</text:p>
          </table:table-cell>
          <table:table-cell/>
          <table:table-cell office:value-type="float" office:value="271.294090909" calcext:value-type="float">
            <text:p>271.2940909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9.688353" calcext:value-type="float">
            <text:p>519.688353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145.594090909" calcext:value-type="float">
            <text:p>145.594090909</text:p>
          </table:table-cell>
          <table:table-cell office:value-type="float" office:value="153.157895" calcext:value-type="float">
            <text:p>153.157895</text:p>
          </table:table-cell>
          <table:table-cell office:value-type="float" office:value="55.4956171053" calcext:value-type="float">
            <text:p>55.4956171053</text:p>
          </table:table-cell>
          <table:table-cell/>
          <table:table-cell office:value-type="float" office:value="271.294090909" calcext:value-type="float">
            <text:p>271.29409090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543" calcext:value-type="float">
            <text:p>1543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797.563452" calcext:value-type="float">
            <text:p>797.563452</text:p>
          </table:table-cell>
          <table:table-cell office:value-type="float" office:value="799.146534653" calcext:value-type="float">
            <text:p>799.146534653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1279.9291874" calcext:value-type="float">
            <text:p>1279.9291874</text:p>
          </table:table-cell>
          <table:table-cell office:value-type="float" office:value="281.383055" calcext:value-type="float">
            <text:p>281.383055</text:p>
          </table:table-cell>
          <table:table-cell office:value-type="float" office:value="269.910812078" calcext:value-type="float">
            <text:p>269.910812078</text:p>
          </table:table-cell>
          <table:table-cell/>
          <table:table-cell office:value-type="float" office:value="1392.6291874" calcext:value-type="float">
            <text:p>1392.62918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1308" calcext:value-type="float">
            <text:p>1308</text:p>
          </table:table-cell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804.401025" calcext:value-type="float">
            <text:p>804.401025</text:p>
          </table:table-cell>
          <table:table-cell office:value-type="float" office:value="798.784158416" calcext:value-type="float">
            <text:p>798.784158416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1279.9291874" calcext:value-type="float">
            <text:p>1279.9291874</text:p>
          </table:table-cell>
          <table:table-cell office:value-type="float" office:value="282.559261" calcext:value-type="float">
            <text:p>282.559261</text:p>
          </table:table-cell>
          <table:table-cell office:value-type="float" office:value="269.828342497" calcext:value-type="float">
            <text:p>269.828342497</text:p>
          </table:table-cell>
          <table:table-cell/>
          <table:table-cell office:value-type="float" office:value="1392.6291874" calcext:value-type="float">
            <text:p>1392.62918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float" office:value="1308" calcext:value-type="float">
            <text:p>1308</text:p>
          </table:table-cell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798.335815" calcext:value-type="float">
            <text:p>798.335815</text:p>
          </table:table-cell>
          <table:table-cell office:value-type="float" office:value="798.784158416" calcext:value-type="float">
            <text:p>798.784158416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1279.9291874" calcext:value-type="float">
            <text:p>1279.9291874</text:p>
          </table:table-cell>
          <table:table-cell office:value-type="float" office:value="280.877873" calcext:value-type="float">
            <text:p>280.877873</text:p>
          </table:table-cell>
          <table:table-cell office:value-type="float" office:value="269.828342497" calcext:value-type="float">
            <text:p>269.828342497</text:p>
          </table:table-cell>
          <table:table-cell/>
          <table:table-cell office:value-type="float" office:value="1392.6291874" calcext:value-type="float">
            <text:p>1392.62918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308" calcext:value-type="float">
            <text:p>1308</text:p>
          </table:table-cell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03.86669" calcext:value-type="float">
            <text:p>803.86669</text:p>
          </table:table-cell>
          <table:table-cell office:value-type="float" office:value="798.784158416" calcext:value-type="float">
            <text:p>798.784158416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1279.9291874" calcext:value-type="float">
            <text:p>1279.9291874</text:p>
          </table:table-cell>
          <table:table-cell office:value-type="float" office:value="282.507886" calcext:value-type="float">
            <text:p>282.507886</text:p>
          </table:table-cell>
          <table:table-cell office:value-type="float" office:value="269.828342497" calcext:value-type="float">
            <text:p>269.828342497</text:p>
          </table:table-cell>
          <table:table-cell/>
          <table:table-cell office:value-type="float" office:value="1392.6291874" calcext:value-type="float">
            <text:p>1392.62918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1308" calcext:value-type="float">
            <text:p>1308</text:p>
          </table:table-cell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96.19094" calcext:value-type="float">
            <text:p>796.19094</text:p>
          </table:table-cell>
          <table:table-cell office:value-type="float" office:value="798.784158416" calcext:value-type="float">
            <text:p>798.784158416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1279.9291874" calcext:value-type="float">
            <text:p>1279.9291874</text:p>
          </table:table-cell>
          <table:table-cell office:value-type="float" office:value="280.97251" calcext:value-type="float">
            <text:p>280.97251</text:p>
          </table:table-cell>
          <table:table-cell office:value-type="float" office:value="269.828342497" calcext:value-type="float">
            <text:p>269.828342497</text:p>
          </table:table-cell>
          <table:table-cell/>
          <table:table-cell office:value-type="float" office:value="1392.6291874" calcext:value-type="float">
            <text:p>1392.629187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RROR:</text:p>
          </table:table-cell>
          <table:table-cell/>
          <table:table-cell table:formula="of:=(ABS([.C2]-[.D2])*100)/[.C2]" office:value-type="float" office:value="28.4403669724771" calcext:value-type="float">
            <text:p>28.4403669725</text:p>
          </table:table-cell>
          <table:table-cell table:number-columns-repeated="3"/>
          <table:table-cell table:formula="of:=(ABS([.G2]-[.H2])*100)/[.G2]" office:value-type="float" office:value="11.6050864463412" calcext:value-type="float">
            <text:p>11.6050864463</text:p>
          </table:table-cell>
          <table:table-cell table:number-columns-repeated="5"/>
          <table:table-cell table:formula="of:=(ABS([.M2]-[.N2])*100)/[.M2]" office:value-type="float" office:value="63.8496023218414" calcext:value-type="float">
            <text:p>63.84960232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3]-[.D3])*100)/[.C3]" office:value-type="float" office:value="4.87804878048781" calcext:value-type="float">
            <text:p>4.8780487805</text:p>
          </table:table-cell>
          <table:table-cell table:number-columns-repeated="3"/>
          <table:table-cell table:formula="of:=(ABS([.G3]-[.H3])*100)/[.G3]" office:value-type="float" office:value="10.2697699070987" calcext:value-type="float">
            <text:p>10.2697699071</text:p>
          </table:table-cell>
          <table:table-cell table:number-columns-repeated="5"/>
          <table:table-cell table:formula="of:=(ABS([.M3]-[.N3])*100)/[.M3]" office:value-type="float" office:value="63.7735287692134" calcext:value-type="float">
            <text:p>63.77352876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4]-[.D4])*100)/[.C4]" office:value-type="float" office:value="4.87804878048781" calcext:value-type="float">
            <text:p>4.8780487805</text:p>
          </table:table-cell>
          <table:table-cell table:number-columns-repeated="3"/>
          <table:table-cell table:formula="of:=(ABS([.G4]-[.H4])*100)/[.G4]" office:value-type="float" office:value="11.2212250329096" calcext:value-type="float">
            <text:p>11.2212250329</text:p>
          </table:table-cell>
          <table:table-cell table:number-columns-repeated="5"/>
          <table:table-cell table:formula="of:=(ABS([.M4]-[.N4])*100)/[.M4]" office:value-type="float" office:value="63.7267950853259" calcext:value-type="float">
            <text:p>63.726795085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5]-[.D5])*100)/[.C5]" office:value-type="float" office:value="4.87804878048781" calcext:value-type="float">
            <text:p>4.8780487805</text:p>
          </table:table-cell>
          <table:table-cell table:number-columns-repeated="3"/>
          <table:table-cell table:formula="of:=(ABS([.G5]-[.H5])*100)/[.G5]" office:value-type="float" office:value="9.33475907873398" calcext:value-type="float">
            <text:p>9.3347590787</text:p>
          </table:table-cell>
          <table:table-cell table:number-columns-repeated="5"/>
          <table:table-cell table:formula="of:=(ABS([.M5]-[.N5])*100)/[.M5]" office:value-type="float" office:value="63.8635401485116" calcext:value-type="float">
            <text:p>63.86354014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6]-[.D6])*100)/[.C6]" office:value-type="float" office:value="4.87804878048781" calcext:value-type="float">
            <text:p>4.8780487805</text:p>
          </table:table-cell>
          <table:table-cell table:number-columns-repeated="3"/>
          <table:table-cell table:formula="of:=(ABS([.G6]-[.H6])*100)/[.G6]" office:value-type="float" office:value="11.4129259694993" calcext:value-type="float">
            <text:p>11.4129259695</text:p>
          </table:table-cell>
          <table:table-cell table:number-columns-repeated="5"/>
          <table:table-cell table:formula="of:=(ABS([.M6]-[.N6])*100)/[.M6]" office:value-type="float" office:value="63.7657483440211" calcext:value-type="float">
            <text:p>63.76574834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7]-[.D7])*100)/[.C7]" office:value-type="float" office:value="17.6964149504195" calcext:value-type="float">
            <text:p>17.6964149504</text:p>
          </table:table-cell>
          <table:table-cell table:number-columns-repeated="3"/>
          <table:table-cell table:formula="of:=(ABS([.G7]-[.H7])*100)/[.G7]" office:value-type="float" office:value="0.198489869242406" calcext:value-type="float">
            <text:p>0.1984898692</text:p>
          </table:table-cell>
          <table:table-cell table:number-columns-repeated="5"/>
          <table:table-cell table:formula="of:=(ABS([.M7]-[.N7])*100)/[.M7]" office:value-type="float" office:value="4.0770908973179" calcext:value-type="float">
            <text:p>4.07709089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8]-[.D8])*100)/[.C8]" office:value-type="float" office:value="17.8899082568807" calcext:value-type="float">
            <text:p>17.8899082569</text:p>
          </table:table-cell>
          <table:table-cell table:number-columns-repeated="3"/>
          <table:table-cell table:formula="of:=(ABS([.G8]-[.H8])*100)/[.G8]" office:value-type="float" office:value="0.698266960065104" calcext:value-type="float">
            <text:p>0.6982669601</text:p>
          </table:table-cell>
          <table:table-cell table:number-columns-repeated="5"/>
          <table:table-cell table:formula="of:=(ABS([.M8]-[.N8])*100)/[.M8]" office:value-type="float" office:value="4.50557467412119" calcext:value-type="float">
            <text:p>4.50557467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9]-[.D9])*100)/[.C9]" office:value-type="float" office:value="17.8899082568807" calcext:value-type="float">
            <text:p>17.8899082569</text:p>
          </table:table-cell>
          <table:table-cell table:number-columns-repeated="3"/>
          <table:table-cell table:formula="of:=(ABS([.G9]-[.H9])*100)/[.G9]" office:value-type="float" office:value="0.0561597522716607" calcext:value-type="float">
            <text:p>0.0561597523</text:p>
          </table:table-cell>
          <table:table-cell table:number-columns-repeated="5"/>
          <table:table-cell table:formula="of:=(ABS([.M9]-[.N9])*100)/[.M9]" office:value-type="float" office:value="3.93392700713026" calcext:value-type="float">
            <text:p>3.93392700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10]-[.D10])*100)/[.C10]" office:value-type="float" office:value="17.8899082568807" calcext:value-type="float">
            <text:p>17.8899082569</text:p>
          </table:table-cell>
          <table:table-cell table:number-columns-repeated="3"/>
          <table:table-cell table:formula="of:=(ABS([.G10]-[.H10])*100)/[.G10]" office:value-type="float" office:value="0.632260503790744" calcext:value-type="float">
            <text:p>0.6322605038</text:p>
          </table:table-cell>
          <table:table-cell table:number-columns-repeated="5"/>
          <table:table-cell table:formula="of:=(ABS([.M10]-[.N10])*100)/[.M10]" office:value-type="float" office:value="4.48820869481852" calcext:value-type="float">
            <text:p>4.48820869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ABS([.C11]-[.D11])*100)/[.C11]" office:value-type="float" office:value="17.8899082568807" calcext:value-type="float">
            <text:p>17.8899082569</text:p>
          </table:table-cell>
          <table:table-cell table:number-columns-repeated="3"/>
          <table:table-cell table:formula="of:=(ABS([.G11]-[.H11])*100)/[.G11]" office:value-type="float" office:value="0.325703080218423" calcext:value-type="float">
            <text:p>0.3257030802</text:p>
          </table:table-cell>
          <table:table-cell table:number-columns-repeated="5"/>
          <table:table-cell table:formula="of:=(ABS([.M11]-[.N11])*100)/[.M11]" office:value-type="float" office:value="3.96628392685107" calcext:value-type="float">
            <text:p>3.966283926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 error (4096):</text:p>
          </table:table-cell>
          <table:table-cell/>
          <table:table-cell table:formula="of:=AVERAGE([.C18:.C22])" office:value-type="float" office:value="17.8512095955885" calcext:value-type="float">
            <text:p>17.8512095956</text:p>
          </table:table-cell>
          <table:table-cell table:number-columns-repeated="3"/>
          <table:table-cell table:formula="of:=AVERAGE([.G18:.G22])" office:value-type="float" office:value="0.382176033117667" calcext:value-type="float">
            <text:p>0.3821760331</text:p>
          </table:table-cell>
          <table:table-cell table:number-columns-repeated="5"/>
          <table:table-cell table:formula="of:=AVERAGE([.M18:.M22])" office:value-type="float" office:value="4.19421704004779" calcext:value-type="float">
            <text:p>4.194217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2:04:10.582063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5-10-13T17:53:12.004981531</meta:creation-date>
    <meta:generator>LibreOffice/4.4.5.2$Linux_X86_64 LibreOffice_project/a22f674fd25a3b6f45bdebf25400ed2adff0ff99</meta:generator>
    <dc:date>2015-12-22T17:23:59.316200181</dc:date>
    <dc:creator>Pierre Olivier</dc:creator>
    <meta:editing-duration>PT2H31M33S</meta:editing-duration>
    <meta:editing-cycles>30</meta:editing-cycles>
    <meta:document-statistic meta:table-count="2" meta:cell-count="4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5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stroke="solid" draw:fill="hatch" draw:fill-color="#aea79f" draw:fill-hatch-name="Black_20_-45_20_Degrees" draw:fill-hatch-solid="true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stroke="solid" draw:fill="hatch" draw:fill-color="#aea79f" draw:fill-hatch-name="Black_20_45_20_Degrees_20_Wide" draw:fill-hatch-solid="tru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INSERT.I24:INSERT.I24 INSERT.K24:INSERT.K24 INSERT.O24:INSERT.O24 INSERT.Q24:INSERT.Q24 INSERT.S24:INSERT.S24" svg:x="0.32cm" svg:y="0.18cm" svg:width="15.36cm" svg:height="8.64cm">
          <chartooo:coordinate-region svg:x="0.413cm" svg:y="0.18cm" svg:width="15.173cm" svg:height="7.9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INSERT.I24:INSERT.I24 INSERT.K24:INSERT.K24 INSERT.O24:INSERT.O24 INSERT.Q24:INSERT.Q24 INSERT.S24:INSERT.S24" chart:class="chart:bar">
            <chart:data-point chart:style-name="ch7" chart:repeated="2"/>
            <chart:data-point chart:style-name="ch8"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4678924608217">
                <text:p>3.4678924608217</text:p>
                <draw:g>
                  <svg:desc>INSERT.I24:INSERT.I24 INSERT.K24:INSERT.K24 INSERT.O24:INSERT.O24 INSERT.Q24:INSERT.Q24 INSERT.S24:INSERT.S24</svg:desc>
                </draw:g>
              </table:table-cell>
            </table:table-row>
            <table:table-row>
              <table:table-cell office:value-type="string"/>
              <table:table-cell office:value-type="float" office:value="0.137615738667683">
                <text:p>0.137615738667683</text:p>
              </table:table-cell>
            </table:table-row>
            <table:table-row>
              <table:table-cell office:value-type="string"/>
              <table:table-cell office:value-type="float" office:value="4.09153925003285">
                <text:p>4.09153925003285</text:p>
              </table:table-cell>
            </table:table-row>
            <table:table-row>
              <table:table-cell office:value-type="string"/>
              <table:table-cell office:value-type="float" office:value="0.382176033117667">
                <text:p>0.382176033117667</text:p>
              </table:table-cell>
            </table:table-row>
            <table:table-row>
              <table:table-cell office:value-type="string"/>
              <table:table-cell office:value-type="float" office:value="4.19421704004779">
                <text:p>4.194217040047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